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B38EE4E65876B86A.png" manifest:media-type="image/png"/>
  <manifest:file-entry manifest:full-path="Pictures/10000201000000A30000016596CC557D83E893A5.png" manifest:media-type="image/png"/>
  <manifest:file-entry manifest:full-path="Pictures/10001A9900000AF500000AF5328FADDF6F3CF3B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666666" draw:fill="solid" draw:fill-color="#e6e6e6" draw:textarea-horizontal-align="justify" draw:textarea-vertical-align="middle" draw:auto-grow-height="false" fo:min-height="2.858cm" fo:min-width="5.9cm"/>
    </style:style>
    <style:style style:name="gr2" style:family="graphic" style:parent-style-name="standard">
      <style:graphic-properties draw:stroke="none" svg:stroke-width="0.03cm" svg:stroke-color="#666666" draw:fill-color="#4682b4" draw:textarea-horizontal-align="justify" draw:textarea-vertical-align="middle" draw:auto-grow-height="false" fo:min-height="0.441cm" fo:min-width="5.9cm"/>
    </style:style>
    <style:style style:name="gr3" style:family="graphic" style:parent-style-name="standard">
      <style:graphic-properties draw:stroke="none" svg:stroke-width="0.03cm" svg:stroke-color="#666666" draw:fill="none" draw:fill-color="#ffffff" draw:textarea-horizontal-align="left" draw:auto-grow-height="true" draw:auto-grow-width="true" fo:min-height="0.475cm" fo:min-width="1.7cm"/>
    </style:style>
    <style:style style:name="gr4" style:family="graphic" style:parent-style-name="standard">
      <style:graphic-properties svg:stroke-width="0.03cm" svg:stroke-color="#666666" draw:marker-start-width="0.245cm" draw:marker-end-width="0.245cm" draw:fill="none" draw:fill-color="#729fcf" draw:textarea-horizontal-align="justify" draw:textarea-vertical-align="middle" draw:auto-grow-height="false" fo:min-height="3.519cm" fo:min-width="5.87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533cm" fo:min-width="4.515cm"/>
    </style:style>
    <style:style style:name="gr6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8.12cm" fo:min-width="12.67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8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svg:stroke-color="#666666" draw:marker-start-width="0.245cm" draw:marker-end-width="0.245cm" draw:fill="solid" draw:fill-color="#c2eebc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0" style:family="graphic" style:parent-style-name="standard">
      <style:graphic-properties svg:stroke-width="0.03cm" svg:stroke-color="#666666" draw:marker-start-width="0.245cm" draw:marker-end-width="0.245cm" draw:fill-color="#7ccd7c" draw:textarea-horizontal-align="justify" draw:textarea-vertical-align="middle" draw:auto-grow-height="false" fo:min-height="0.57cm" fo:min-width="1.592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666666" draw:marker-start-width="0.245cm" draw:marker-end-width="0.245cm" draw:fill="solid" draw:fill-color="#cfe7f5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</style:style>
    <style:style style:name="gr12" style:family="graphic" style:parent-style-name="standard">
      <style:graphic-properties svg:stroke-width="0.03cm" svg:stroke-color="#666666" draw:marker-start-width="0.245cm" draw:marker-end-width="0.245cm" draw:fill-color="#87cefa" draw:textarea-horizontal-align="justify" draw:textarea-vertical-align="middle" draw:auto-grow-height="false" fo:min-height="0.57cm" fo:min-width="3.29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666666" draw:marker-start-width="0.245cm" draw:marker-end-width="0.245cm" draw:fill-color="#cd6889" draw:textarea-horizontal-align="justify" draw:textarea-vertical-align="middle" draw:auto-grow-height="false" fo:min-height="0.57cm" fo:min-width="4.138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5.069cm" fo:padding-left="0cm" fo:padding-right="0cm"/>
    </style:style>
    <style:style style:name="gr15" style:family="graphic" style:parent-style-name="objectwithoutfill">
      <style:graphic-properties svg:stroke-width="0.03cm" svg:stroke-color="#36648b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3cm" svg:stroke-color="#607b8b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68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-color="#4682b4"/>
      <style:paragraph-properties fo:text-align="center"/>
    </style:style>
    <style:style style:name="P3" style:family="paragraph">
      <loext:graphic-properties draw:fill="none" draw:fill-color="#ffffff"/>
      <style:text-properties fo:color="#e0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f7f7ed"/>
      <style:paragraph-properties fo:text-align="center"/>
    </style:style>
    <style:style style:name="P8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c2eebc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7ccd7c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cfe7f5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87cefa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cd6889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fo:color="#36648b" fo:font-size="14pt" style:font-size-asian="14pt" style:font-size-complex="14pt"/>
    </style:style>
    <style:style style:name="P17" style:family="paragraph">
      <loext:graphic-properties draw:fill="none" draw:fill-color="#ffffff"/>
      <style:text-properties fo:color="#607b8b" fo:font-size="14pt" style:font-size-asian="14pt" style:font-size-complex="14pt"/>
    </style:style>
    <style:style style:name="P18" style:family="paragraph">
      <loext:graphic-properties draw:fill-color="#ffffff"/>
    </style:style>
    <style:style style:name="T1" style:family="text">
      <style:text-properties fo:color="#e0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666666"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36648b" fo:font-size="14pt" style:font-size-asian="14pt" style:font-size-complex="14pt"/>
    </style:style>
    <style:style style:name="T7" style:family="text">
      <style:text-properties fo:color="#607b8b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6.4cm" svg:height="3.108cm" svg:x="2cm" svg:y="6.6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6.4cm" svg:height="0.691cm" svg:x="2cm" svg:y="6.00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2.2cm" svg:height="0.725cm" svg:x="2cm" svg:y="6.034cm">
              <draw:text-box>
                <text:p><text:span text:style-name="T1">Browser</text:span></text:p>
              </draw:text-box>
            </draw:frame>
            <draw:custom-shape draw:style-name="gr4" draw:text-style-name="P4" draw:layer="layout" svg:width="6.4cm" svg:height="3.799cm" svg:x="2cm" svg:y="6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6" draw:layer="layout" svg:width="5.015cm" svg:height="1.783cm" svg:x="2.693cm" svg:y="7.406cm">
            <draw:text-box>
              <text:p text:style-name="P5"><text:span text:style-name="T2">HTML, CSS</text:span></text:p>
              <text:p text:style-name="P5"><text:span text:style-name="T3">JavaScript</text:span></text:p>
            </draw:text-box>
          </draw:frame>
        </draw:g>
        <draw:custom-shape draw:style-name="gr6" draw:text-style-name="P7" draw:layer="layout" svg:width="13.2cm" svg:height="8.4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7" draw:text-style-name="P8" draw:layer="layout" svg:width="10.9cm" svg:height="2.4cm" svg:x="19.8cm" svg:y="9cm">
          <text:p text:style-name="P5"><text:span text:style-name="T4">EJB-Container</text:span></text:p>
        </draw:rect>
        <draw:frame draw:style-name="gr8" draw:text-style-name="P9" draw:layer="layout" svg:width="1.742cm" svg:height="3.721cm" svg:x="17.4cm" svg:y="10.739cm">
          <draw:image xlink:href="Pictures/10000201000000A30000016596CC557D83E893A5.png" xlink:type="simple" xlink:show="embed" xlink:actuate="onLoad">
            <text:p/>
          </draw:image>
        </draw:frame>
        <draw:rect draw:style-name="gr9" draw:text-style-name="P10" draw:layer="layout" svg:width="10.9cm" svg:height="1.611cm" svg:x="19.8cm" svg:y="6.389cm">
          <text:p text:style-name="P5"><text:span text:style-name="T4">Webcontainer</text:span></text:p>
        </draw:rect>
        <draw:custom-shape draw:style-name="gr10" draw:text-style-name="P11" draw:layer="layout" svg:width="3cm" svg:height="1.2cm" svg:x="24.093cm" svg:y="6.629cm">
          <text:p text:style-name="P5"><text:span text:style-name="T4">Servle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1.2cm" svg:x="27.493cm" svg:y="6.629cm">
          <text:p text:style-name="P5"><text:span text:style-name="T4">JS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12" draw:layer="layout" svg:width="10.9cm" svg:height="1.6cm" svg:x="19.8cm" svg:y="12.4cm">
          <text:p text:style-name="P5"><text:span text:style-name="T4">JDBC/JPA</text:span></text:p>
        </draw:rect>
        <draw:custom-shape draw:style-name="gr12" draw:text-style-name="P13" draw:layer="layout" svg:width="5.4cm" svg:height="1.2cm" svg:x="25.1cm" svg:y="12.6cm">
          <text:p text:style-name="P5"><text:span text:style-name="T4">Persistence Ent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6.6cm" svg:height="1.2cm" svg:x="23.8cm" svg:y="9.546cm">
          <text:p text:style-name="P5"><text:span text:style-name="T4">Be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5.069cm" svg:height="0.878cm" svg:x="17.231cm" svg:y="14.522cm">
          <draw:text-box>
            <text:p><text:span text:style-name="T5">Applikationsserver</text:span></text:p>
          </draw:text-box>
        </draw:frame>
        <draw:line draw:style-name="gr15" draw:text-style-name="P9" draw:layer="layout" svg:x1="8.4cm" svg:y1="6.8cm" svg:x2="19.8cm" svg:y2="6.8cm">
          <text:p/>
        </draw:line>
        <draw:line draw:style-name="gr16" draw:text-style-name="P9" draw:layer="layout" svg:x1="19.8cm" svg:y1="7.8cm" svg:x2="8.4cm" svg:y2="7.8cm">
          <text:p/>
        </draw:line>
        <draw:line draw:style-name="gr15" draw:text-style-name="P9" draw:layer="layout" svg:x1="28cm" svg:y1="8cm" svg:x2="28cm" svg:y2="9cm">
          <text:p/>
        </draw:line>
        <draw:line draw:style-name="gr15" draw:text-style-name="P9" draw:layer="layout" svg:x1="28cm" svg:y1="11.4cm" svg:x2="28cm" svg:y2="12.4cm">
          <text:p/>
        </draw:line>
        <draw:line draw:style-name="gr16" draw:text-style-name="P9" draw:layer="layout" svg:x1="22.4cm" svg:y1="12.4cm" svg:x2="22.4cm" svg:y2="11.4cm">
          <text:p/>
        </draw:line>
        <draw:line draw:style-name="gr16" draw:text-style-name="P9" draw:layer="layout" svg:x1="22.4cm" svg:y1="9cm" svg:x2="22.4cm" svg:y2="8cm">
          <text:p/>
        </draw:line>
        <draw:frame draw:style-name="gr17" draw:text-style-name="P16" draw:layer="layout" svg:width="2.238cm" svg:height="0.806cm" svg:x="8.4cm" svg:y="6cm">
          <draw:text-box>
            <text:p><text:span text:style-name="T6">Anfrage</text:span></text:p>
          </draw:text-box>
        </draw:frame>
        <draw:frame draw:style-name="gr18" draw:text-style-name="P17" draw:layer="layout" svg:width="2.183cm" svg:height="0.806cm" svg:x="15.817cm" svg:y="7cm">
          <draw:text-box>
            <text:p><text:span text:style-name="T7">Antwort</text:span></text:p>
          </draw:text-box>
        </draw:frame>
        <draw:frame draw:style-name="gr19" draw:text-style-name="P9" draw:layer="layout" svg:width="0.737cm" svg:height="0.737cm" svg:x="15.26cm" svg:y="7cm">
          <draw:image xlink:href="Pictures/10001A9900000AF500000AF5328FADDF6F3CF3BE.svg" xlink:type="simple" xlink:show="embed" xlink:actuate="onLoad">
            <text:p/>
          </draw:image>
          <draw:image xlink:href="Pictures/100002010000006A0000006AB38EE4E65876B86A.png" xlink:type="simple" xlink:show="embed" xlink:actuate="onLoad"/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12.679cm" svg:height="1.724cm" svg:x="13.68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28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20T01:22:16.114489558</meta:creation-date>
    <dc:date>2018-02-10T17:14:57.334668503</dc:date>
    <dc:creator>Dennis Schulmeister-Zimolong</dc:creator>
    <meta:editing-duration>PT1H27M57S</meta:editing-duration>
    <meta:editing-cycles>23</meta:editing-cycles>
    <meta:generator>LibreOffice/5.4.4.2$Linux_X86_64 LibreOffice_project/40m0$Build-2</meta:generator>
    <meta:document-statistic meta:object-count="49"/>
  </office:meta>
</office:document-meta>
</file>